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9"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2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2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2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2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6"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5">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2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8"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7">
      <text:list-level-style-number text:level="1" text:style-name="Numbering_20_Symbols" style:num-format="1" text:start-value="2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2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0"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9">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1" text:start-value="2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3"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2">
      <text:list-level-style-number text:level="1" text:style-name="Numbering_20_Symbols" style:num-format="1" text:start-value="1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29"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5"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4">
      <text:list-level-style-number text:level="1" text:style-name="Numbering_20_Symbols" style:num-format="1" text:start-value="1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number text:level="1" text:style-name="Numbering_20_Symbols" style:num-format="1" text:start-value="3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3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1" text:start-value="3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7"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8">
      <text:list-level-style-number text:level="1" text:style-name="Numbering_20_Symbols" style:num-format="1" text:start-value="1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3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9"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0">
      <text:list-level-style-number text:level="1" text:style-name="Numbering_20_Symbols" style:num-format="1" text:start-value="2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number text:level="1" text:style-name="Numbering_20_Symbols" style:num-format="1" text:start-value="2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number text:level="1" text:style-name="Numbering_20_Symbols" style:num-format="1" text:start-value="2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number text:level="1" text:style-name="Numbering_20_Symbols" style:num-format="1" text:start-value="2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3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2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number text:level="1" text:style-name="Numbering_20_Symbols" style:num-format="1" text:start-value="3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6"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style>
  </office:automatic-styles>
  <office:body>
    <office:text>
      <text:p text:style-name="Title">Negation in Modern Standard Arabic: tense and agreement</text:p>
      <text:p text:style-name="Date">2017-12-01</text:p>
      <text:h text:style-name="Heading_20_3" text:outline-level="3"><text:bookmark-start text:name="abstract"/><text:span text:style-name="T1">Abstract</text:span><text:bookmark-end text:name="abstract"/></text:h>
      <text:p text:style-name="First_20_paragraph">This paper addresses two issues that characterize the (morpho)-syntax of sentential negation in Standard Arabic (SA) and modern Arabic varieties. The first one is parametric and addresses the location of negation in the clause structure. The second issue concerns the agreement markers realized on the negative particle <text:span text:style-name="T1">laysa</text:span> along with the temporal interpretation that some of the negative markers in SA encode, namely <text:span text:style-name="T1">lan</text:span> and <text:span text:style-name="T1">lam</text:span>. Two views have been contrasted in the literature: the <text:span text:style-name="T1">Low-Neg analysis</text:span>, according to which Neg is the complement of TP, and the <text:span text:style-name="T1">High- Neg analysis</text:span> whereby Neg is higher than T. In this study, I will argue that while the two views account form a good range of empirical facts, <text:span text:style-name="T1">Low-Neg analysis</text:span> lacks empirical adequacy. Similarly, the <text:span text:style-name="T1">High-Neg view</text:span> is hard to reconcile within the Spec-head agreement and the standard Agree approach. However, I will show that the <text:span text:style-name="T1">High-Neg analysis</text:span> can be still maintained under the Feature-Inheritance approach, in which T inherits its ø-features and Tense feature from C.</text:p>
      <text:p text:style-name="Text_20_body"><text:span text:style-name="T2">Keywords</text:span>: Negation; Agreement; Standard Arabic; Negative Projection; Feature Inheritance; Tense Phrase.</text:p>
      <text:h text:style-name="Heading_20_2" text:outline-level="2"><text:bookmark-start text:name="introduction"/>Introduction<text:bookmark-end text:name="introduction"/></text:h>
      <text:p text:style-name="First_20_paragraph">In Standard Arabic (SA), there is currently a controversy regarding the exact syntactic position of NegP. This controversy stems from the observation that sentential negation in SA presents basically two challenging issues. The first issue concerns the Neg-subject agreement associated with the negative <text:span text:style-name="T1">laysa</text:span>, which, among other things, carries the agreement inflection carried by verbs, as indicated in the sentences below.</text:p>
      <text:p text:style-name="Text_20_body">1 The ideas presented in this paper originated in my doctoral dissertation which I did at Mohammed V University- Rabat, Morocco in 2017. I am grateful to my advisors Abdellatif Al Ghadi and El Abbas Benmamoun for their comments on the different aspects of the analyses presented here. I would like to thank the participants and audience at the conference for their feedback. I should also thank the anonymous reviewers for their careful reading of the manuscript and their many insightful comments and suggestions. The usual disclaimer applies.</text:p>
      <text:list text:style-name="L1">
        <text:list-item>
  </text:list-item>
      </text:list>
      <text:list text:style-name="L2">
        <text:list-item>
          <text:p text:style-name="P2">lays-<text:span text:style-name="T2">uu</text:span> fii l-bayt-i</text:p>
        </text:list-item>
      </text:list>
      <text:p text:style-name="First_20_paragraph">NEG-3mp in the-house-GEN ‘They aren’t at home’</text:p>
      <text:list text:style-name="L3">
        <text:list-item>
          <text:p text:style-name="P3">lays-<text:span text:style-name="T2">at</text:span> mariiDat-an NEG-3fs sick-ACC ‘She isn’t sick’</text:p>
        </text:list-item>
      </text:list>
      <text:p text:style-name="First_20_paragraph">The second problem addresses the issue of the temporal interpretation that <text:span text:style-name="T1">laa</text:span> and its variants <text:span text:style-name="T1">lam</text:span> and <text:span text:style-name="T1">lan</text:span> encode. The following examples are illustrative:</text:p>
      <text:list text:style-name="L4">
        <text:list-item>
  </text:list-item>
      </text:list>
      <text:list text:style-name="L5">
        <text:list-item>
          <text:p text:style-name="P5">Zayd-un laa yu-ħibb-u l-ʔaflaam-a</text:p>
        </text:list-item>
      </text:list>
      <text:p text:style-name="First_20_paragraph">Zayd-NOM NEG-Present 3m-write-IMP-3ms the-movies-ACC ‘Zayd doesn’t like movies’</text:p>
      <text:list text:style-name="L6">
        <text:list-item>
          <text:p text:style-name="P6">lam ya-xruʒ Zayd-un l-baariħat-a</text:p>
        </text:list-item>
      </text:list>
      <text:p text:style-name="First_20_paragraph">NEG-Past 3m-went out Zayd-NOM the-yesterday-ACC ‘Zayd didn’t go out yesterday’</text:p>
      <text:list text:style-name="L7">
        <text:list-item>
          <text:p text:style-name="P7">lan ya-xruʒ-a Zayd-un ɣad-an</text:p>
        </text:list-item>
      </text:list>
      <text:p text:style-name="First_20_paragraph">NEG-Future 3ms-went out Zayd-NOM tomorrow-ACC ‘Zayd won’t go out tomorrow’</text:p>
      <text:p text:style-name="Text_20_body">These problems have been difficult to reconcile within the Spec-head agreement and the standard Agree approach2. To this end, the present paper attempts to propose a novel solution to these problems, providing a unifying account that would explain these otherwise unrelated behaviors. In particular, the main hypothesis defended here is that these behaviors are explained on the basis of Chomsky’s (2005) Feature-Inheritance mechanism, whereby T inherits its ø- features and tense from C.</text:p>
      <text:p text:style-name="Text_20_body">This paper is organized as follows. Section 2 attempts to review the current analyses to the issues at hand. These analyses are referred to in the literature as <text:span text:style-name="T1">The Low-Neg Approach</text:span> and the</text:p>
      <text:p text:style-name="Text_20_body">2 Expletive constructions pose a challenge to the spec-head agreement relation. Consider the following examples:</text:p>
      <text:list text:style-name="L8">
        <text:list-item>
          <text:p text:style-name="P8">There are men in the room</text:p>
        </text:list-item>
        <text:list-item>
          <text:p text:style-name="P8">There is a man in the garden</text:p>
        </text:list-item>
      </text:list>
      <text:p text:style-name="First_20_paragraph">In both examples, the auxiliary agrees with the complements not with <text:span text:style-name="T1">there</text:span>, as wrongly predicted by the spec-head relation. See Chomsky (2001) for a discussion.</text:p>
      <text:p text:style-name="Text_20_body"><text:span text:style-name="T1">High-Neg Approach</text:span>. Section 3. reviews the Agree mechanism proposed in The Minimalist Program. This includes a brief survey of the Agree system and the Feature-inheritance model. In light of this hypothesis, section 4 presents the basic analysis. Sections 5 and 6 provides an analysis to the observed adjacency requirement on negation and the syntactic representation of the negative <text:span text:style-name="T1">maa</text:span>, respectively. Finally, section 7 explores the possibility of reducing the different realizations of the negative particles to Late Insertion.</text:p>
      <text:h text:style-name="Heading_20_2" text:outline-level="2"><text:bookmark-start text:name="the-position-of-neg-two-main-views"/>The Position of Neg: Two Main Views<text:bookmark-end text:name="the-position-of-neg-two-main-views"/></text:h>
      <text:p text:style-name="First_20_paragraph">The interaction of negation with tense and agreement has resulted in two major analyses attempting to capture the structural position of negation in the clause structure. These are referred to by Soltan (2011) as <text:span text:style-name="T1">Low-Neg Analysis</text:span> and <text:span text:style-name="T1">High-Neg Analysis</text:span> Each position proposes a different analysis and captures different empirical generalizations. The subsections that immediately follow summarize and discuss the major claims and generalizations of each.</text:p>
      <text:h text:style-name="Heading_20_2" text:outline-level="2"><text:bookmark-start text:name="low-neg-analysis"/>Low-Neg Analysis<text:bookmark-end text:name="low-neg-analysis"/></text:h>
      <text:p text:style-name="First_20_paragraph">The <text:span text:style-name="T1">Low-Neg Analysis</text:span> suggests that SA is similar to English in that Neg is dominated by T, selecting VP as its complement.</text:p>
      <text:list text:style-name="L9">
        <text:list-item>
  </text:list-item>
      </text:list>
      <text:p text:style-name="First_20_paragraph"> </text:p>
      <text:p text:style-name="Text_20_body">(Benmamoun <text:span text:style-name="T1">et al.</text:span> 2010: 113)</text:p>
      <text:p text:style-name="Text_20_body">The Low-Neg Analysis is adopted in Benmamoun (1992, 2000), Ouhalla (1993) and Aoun <text:span text:style-name="T1">et al.</text:span> (2010). As pointed out in Aoun <text:span text:style-name="T1">et al.</text:span> (2010), Neg blocks movement of the verb to T. This movement is blocked by minimality constraints, namely Head Movement Constraint (Travis, 1984). Adjacent to T, it thus follows that Neg encodes tense. This approach also provides an adequate analysis of the surface realization of tense in <text:span text:style-name="T1">lam</text:span> and <text:span text:style-name="T1">lan</text:span>. In particular, when Neg merges with TPASTt, <text:span text:style-name="T1">lam</text:span> is spelled out, whereas <text:span text:style-name="T1">lan</text:span> is selected when Neg merges with TFUTURE (see for example Benmamoun, 2000).</text:p>
      <text:p text:style-name="Text_20_body">Furthermore, the <text:span text:style-name="T1">Low-Neg Analysis</text:span> seems to explain the discontinuous negative morpheme exhibited by some Arabic varieties. For instance, Moroccan Arabic (MA) is a language where sentential negation is morphosyntactically realized as either a discontinuous morpheme <text:span text:style-name="T1">ma-</text:span></text:p>
      <text:p text:style-name="Text_20_body"><text:span text:style-name="T1">…-</text:span>ʃ or the non-discontinuous <text:span text:style-name="T1">ma</text:span>ʃ<text:span text:style-name="T1">i</text:span>. On the basis of the syntactic configuration in (3), the circumfixal behavior of the morpheme is the result of the successive-cyclic head movement of the verb to T, as shown in the derived structure in (4):</text:p>
      <text:list text:style-name="L10">
        <text:list-item>
  </text:list-item>
      </text:list>
      <text:p text:style-name="First_20_paragraph"> </text:p>
      <text:p text:style-name="Text_20_body">As it stands, verb movement to tense must go through the negative3 projection. Being morphologically dependent, this allows the negative morpheme to form a complex morphological unit with the verb (Benmamoun, 2000; Loutfi, 2017).</text:p>
      <text:p text:style-name="Text_20_body">3 For the analysis that the verb moves to T, the interested reader is referred to Benmamoun (2000) and Aoun <text:span text:style-name="T1">et al.</text:span></text:p>
      <text:p text:style-name="Text_20_body">(2010).</text:p>
      <text:h text:style-name="Heading_20_2" text:outline-level="2"><text:bookmark-start text:name="high-neg-negation"/>High-Neg Negation<text:bookmark-end text:name="high-neg-negation"/></text:h>
      <text:p text:style-name="First_20_paragraph">The proponents of this approach (Fassi Fehri, 1993; Shlonsky, 1997; Soltan, 2006, 2011; Benmamoun <text:span text:style-name="T1">et al.</text:span> 2013) assume the configuration in (9), wherein Neg is higher than T.</text:p>
      <text:list text:style-name="L11">
        <text:list-item>
  </text:list-item>
      </text:list>
      <text:p text:style-name="First_20_paragraph"> </text:p>
      <text:p text:style-name="Text_20_body">The arguments advanced for the <text:span text:style-name="T1">High-Neg Analysis</text:span> are manifold. The first argument comes from the order of morphemes in MA. In particular, MA forms future tense periphrastically via the auxiliary <text:span text:style-name="T1">ɣadi</text:span> or its clitic variant {<text:span text:style-name="T1">ɣa</text:span>-}, as illustrated in (6):</text:p>
      <text:list text:style-name="L12">
        <text:list-item>
          <text:p text:style-name="P12">Mohammed ɣadi y-Safr ɣədda</text:p>
        </text:list-item>
      </text:list>
      <text:p text:style-name="First_20_paragraph">Mohammed WILL-3ms 3ms-travel tomorrow ‘Mohammed is travelling tomorrow’</text:p>
      <text:p text:style-name="Text_20_body">The future auxiliary encodes the future interpretation. As a result, the verb does not move to T. This explains the imperfective morphology on the verb. Note, however, in the context of negation, the realization of the negative morpheme is realized on the auxiliary <text:span text:style-name="T1">ɣadi</text:span>, contrary to the pattern predicated by the <text:span text:style-name="T1">Low-Neg Analysis</text:span>. To be precise, the <text:span text:style-name="T1">Low-Neg Analysis</text:span> would predict that the sentence in (7-b) is grammatical. This is largely because Neg in (7) is closer to the verb than T.</text:p>
      <text:list text:style-name="L13">
        <text:list-item>
  </text:list-item>
      </text:list>
      <text:list text:style-name="L14">
        <text:list-item>
          <text:p text:style-name="P14">Mohammed ma-ɣadi-ʃ y-Safr ɣədda</text:p>
        </text:list-item>
      </text:list>
      <text:p text:style-name="First_20_paragraph">Mohammed NEG-WILL-3ms-NEG 3ms-travel tomorrow ‘Mohammed is not travelling tomorrow’</text:p>
      <text:list text:style-name="L15">
        <text:list-item>
          <text:p text:style-name="P15">*Mohammed ɣadi ma-y-Safr-ʃ ɣədda</text:p>
        </text:list-item>
      </text:list>
      <text:p text:style-name="First_20_paragraph">Mohammed WILL-3ms NEG-3ms-travel-NEG tomorrow</text:p>
      <text:p text:style-name="Text_20_body">The second argument in favor of the structure in (5) comes from the accusative case assigned by</text:p>
      <text:p text:style-name="Text_20_body"><text:span text:style-name="T1">laa</text:span> in (8) (Benmamoun <text:span text:style-name="T1">et al.,</text:span> 2013:101).</text:p>
      <text:list text:style-name="L16">
        <text:list-item>
  </text:list-item>
      </text:list>
      <text:list text:style-name="L17">
        <text:list-item>
          <text:p text:style-name="P17">mudarris-un ɣaaɁib-un</text:p>
        </text:list-item>
      </text:list>
      <text:p text:style-name="First_20_paragraph">NEG teacher-ms.NOM absent-3ms.NOM ‘A teacher is absent’</text:p>
      <text:list text:style-name="L18">
        <text:list-item>
          <text:p text:style-name="P18">laa mudarris-a ɣaaɁib-un</text:p>
        </text:list-item>
      </text:list>
      <text:p text:style-name="First_20_paragraph">NEG teacher-ms.ACC absent-3ms.NOM ‘No teacher is absent’</text:p>
      <text:p text:style-name="Text_20_body">Interestingly, similar behavior is exhibited by the complementizers <text:span text:style-name="T1">Ɂanna</text:span> and <text:span text:style-name="T1">Ɂinna</text:span>, both of which assign accusative case to the subject they immediately c-command (see Aoun <text:span text:style-name="T1">et al.</text:span> 2010 for analysis along these lines).</text:p>
      <text:list text:style-name="L19">
        <text:list-item>
  </text:list-item>
      </text:list>
      <text:list text:style-name="L20">
        <text:list-item>
          <text:p text:style-name="P20">Hind-un fii l-bayti</text:p>
        </text:list-item>
      </text:list>
      <text:p text:style-name="First_20_paragraph">Hind-NOM in the-house-GEN ‘Hind is at home’</text:p>
      <text:list text:style-name="L21">
        <text:list-item>
          <text:p text:style-name="P21">Ɂinna Hind-an fii l-bayti</text:p>
        </text:list-item>
      </text:list>
      <text:p text:style-name="First_20_paragraph">COMP Hind-ACC in the-house-GEN ‘(I confirm that) Hind is at home’</text:p>
      <text:p text:style-name="Text_20_body">As the data in (9) and (10) show, in the presence of the relevant case assigner, the subject receives the accusative case; otherwise it is in the nominative case, as shown in (9-a) and (10-a). In fact, such a generalization is hard to explain under the <text:span text:style-name="T1">Low-Neg Analysis</text:span>. For one thing, if we assume that Neg is a case assigner, we would predict that the sentence in (10-b) is grammatical. This is because in (10-b) the closet case assigner that immediately c-commands Zayd is Neg4, as is evident from the fact that Neg is a closer case assigner to the subject than T.</text:p>
      <text:list text:style-name="L22">
        <text:list-item>
  </text:list-item>
      </text:list>
      <text:list text:style-name="L23">
        <text:list-item>
          <text:p text:style-name="P23">Zayd-un laa yu-ħibb-u l-ʔaflaam-a</text:p>
        </text:list-item>
      </text:list>
      <text:p text:style-name="First_20_paragraph">Zayd-NOM NEG-Present 3m-write-IMP-3ms the-movies-ACC ‘Zayd doesn’t like movies’</text:p>
      <text:p text:style-name="Text_20_body">4 However, note that this prediction is contingent upon the assumption that <text:span text:style-name="T1">Zayd</text:span> is base-generated in the specifier of the VP (see Mohammed, 2000).</text:p>
      <text:list text:style-name="L24">
        <text:list-item>
          <text:p text:style-name="P24">*Zayd-an laa yu-ħibb-u l-ʔaflaam-a</text:p>
        </text:list-item>
      </text:list>
      <text:p text:style-name="First_20_paragraph">Zayd-ACC NEG-Present 3m-write-IMP-3ms the-movies-ACC</text:p>
      <text:p text:style-name="Text_20_body">For another, the accusative case assigned to the subject in (8-b) above will be mysterious, for the evident reason that there is no overt case assigner. This would also regard accusative case as a default form on a par with nominative case. This is not cross-linguistically valid, however (see McFadden, 2004).</text:p>
      <text:p text:style-name="Text_20_body">To sum up, in this section I have explored the two main views proposed to account for the representation of sentential negation in SA and in modern Arabic dialects. I have shown that each approach makes different predications. The <text:span text:style-name="T1">High-Neg Approach</text:span> has been shown to make the correct predications. However, the High-Neg view is hard to reconcile within the Spec-head agreement and the standard Agree approach (Chomsky, 2001). I will show that the High-Neg analysis can be still maintained under the Feature-Inheritance approach, in which T inherits its ø- features and Tense feature from C (Chomsky, 2004, 2005; Richards, 2007), supporting the syntactic configuration in (11):</text:p>
      <text:list text:style-name="L25">
        <text:list-item>
  </text:list-item>
      </text:list>
      <text:p text:style-name="First_20_paragraph"> </text:p>
      <text:p text:style-name="Text_20_body">Before proceeding to the proposed analysis, some background concepts on the theory of Feature inheritance is deemed convenient.</text:p>
      <text:h text:style-name="Heading_20_2" text:outline-level="2"><text:bookmark-start text:name="feature-inheritance"/>Feature-Inheritance<text:bookmark-end text:name="feature-inheritance"/></text:h>
      <text:p text:style-name="First_20_paragraph">In the Minimalist Program (MP), Chomsky (2004) abandons the assumption that agreement is established in a Spec-head relation; rather, the process whereby agreement is obtained is the operation Agree. In particular, Agree establishes an agreement relation between two elements. The first element is the Probe, while the other one is the Goal, a process seen as a mutual valuation of features, in that the Probe enters the derivation with unvalued uninterpretable features</text:p>
      <text:p text:style-name="Text_20_body">but the Goal enters the derivation with these features valued (and vice versa). The existence of unvalued features in both makes them active, hence visible to the computational system. Once the agreement relation between the two is established, both the Probe and the Goal are rendered inactive, i.e. no longer accessible to further operations (Chomsky, 2001: 6).</text:p>
      <text:list text:style-name="L26">
        <text:list-item>
  </text:list-item>
      </text:list>
      <text:p text:style-name="First_20_paragraph"> </text:p>
      <text:p text:style-name="Text_20_body">The possible Probes are for instance C, T and little <text:span text:style-name="T1">v</text:span>, whereas the Goal is any DP with matching features in the c-commanding domain of the Probe. As shown in the tree diagram in (12), T enters the derivation with uninterpretable (unvalued) ø-features. As a probe, T locates a local suitable goal with active matching features in its search domain. T will locate the closest active DP. As demonstrated in (12), the DP located in the specifier of <text:span text:style-name="T1">v</text:span>P qualifies as such a candidate as it has an unvalued case feature. The DP then values the unvalued ø-features of T, which in turn values the unvalued case feature on the nominal expression. It is customary that DPs move to [Spec, T] to check the strong EPP feature (Chomsky, 1995), a feature requiring that a DP must occupy the [Spec, T]. In the MP, this process is seen as a by-product of Agree. Of interest to the present purposes is Chomsky’s (2004, 2005) assumption that the formal features associated with T are inherited from the phase head C (complementizer).</text:p>
      <text:p text:style-name="Text_20_body">Two syntactic corollaries arise herein. First, T is a probe only when it is selected by C. In view of this fact, raising and ECM (Exceptional Case Marking) are given a straightforward analysis, i.e. each construction lacks C (Richards, 2007). Second, operations such as subject-verb</text:p>
      <text:p text:style-name="Text_20_body">agreement and subject movement now arise via the mechanism of Feature Inheritance. In a finite declarative sentence, this is visualized in (13) below:</text:p>
      <text:list text:style-name="L27">
        <text:list-item>
  </text:list-item>
      </text:list>
      <text:p text:style-name="First_20_paragraph"> </text:p>
      <text:p text:style-name="Text_20_body">As will be delineated in what follows, agreement and tense realized on negative particles in SA provide a strong empirical support to the structure in (11).</text:p>
      <text:h text:style-name="Heading_20_2" text:outline-level="2"><text:bookmark-start text:name="proposed-analysis"/>Proposed Analysis<text:bookmark-end text:name="proposed-analysis"/></text:h>
      <text:p text:style-name="First_20_paragraph">As has been discussed in section 2, the different structures posited as to the position of Neg in Arabic have different implications. While the <text:span text:style-name="T1">High-Neg Analysis</text:span> correctly captures the Future- Neg-Verb pattern in MA, a complication arises as to how and why some negative particles encode tense and establish Subject-Neg agreement in SA. Under the Feature-Inheritance model suggested above, this is straightforwardly accounted for. Starting with the Subject-Neg agreement, this can be explained on the basis of the following structure:</text:p>
      <text:list text:style-name="L28">
        <text:list-item>
  </text:list-item>
      </text:list>
      <text:p text:style-name="First_20_paragraph"> </text:p>
      <text:p text:style-name="Text_20_body">The structure above illustrates that upon merging, C transfers its ø-features to Neg. Neg now has [-interpretable] ø-features, hence it is active. It probes for a local subject in its c-command domain. As a result of the Agree operation, these ø-features are valued and deleted. The agreement morphemes on Neg are thus the reflex of the Agree operation established with the subject.</text:p>
      <text:p text:style-name="Text_20_body">Note that in the representation in (14), TP is not projected. One argument in favor of this is that <text:span text:style-name="T1">laysa</text:span> appears in nominal constructions, where no verbal copula is realized. In the absence of the relevant verbal copula, the default present interpretation always follows. In the MP,</text:p>
      <text:p text:style-name="Text_20_body">however, nominative case is intimately related to the presence of a tense head. Without further speculation, this paper assumes as provisionally correct that since SA displays a default nominative case system, its realization in verbal constructions is default. As such, no TP projection is required.</text:p>
      <text:p text:style-name="Text_20_body">Along these lines, Benmamoun (2000) puts forth a number of arguments in support of the projection of tense in verbless constructions. One of these arguments is expletive constructions, the standard assumption within the principles-and-parameters framework being that expletives satisfy the EPP feature located under T.</text:p>
      <text:list text:style-name="L29">
        <text:list-item>
          <text:p text:style-name="P29">hunaka Tullaab-un fii l-bayti</text:p>
        </text:list-item>
      </text:list>
      <text:p text:style-name="First_20_paragraph">there students-NOM in the-house-GEN ‘There are students in the house’</text:p>
      <text:p text:style-name="Text_20_body">Interestingly, Subject-Neg agreement is not established when the expletive ‘<text:span text:style-name="T1">hunaaka</text:span>’ intervenes between the subject and <text:span text:style-name="T1">laysa</text:span>.</text:p>
      <text:list text:style-name="L30">
        <text:list-item>
  </text:list-item>
      </text:list>
      <text:list text:style-name="L31">
        <text:list-item>
          <text:p text:style-name="P31">laysa hunaaka Tullaab-un fii l-bayti</text:p>
        </text:list-item>
      </text:list>
      <text:p text:style-name="First_20_paragraph">NEG-3ms there students-NOM in the-house-GEN ‘There are no students in the house’</text:p>
      <text:list text:style-name="L32">
        <text:list-item>
          <text:p text:style-name="P32">*lays-uu hunaaka Tulaab-un fii l-bayti</text:p>
        </text:list-item>
      </text:list>
      <text:p text:style-name="First_20_paragraph">NEG-3mp there students-NOM in the-house-GEN</text:p>
      <text:p text:style-name="Text_20_body">As illustrated in (16-b), when the Neg-subject agreement holds, ungrammaticality ensues. This ungrammaticality can be accounted for if one assumes that T, if present, blocks the agreement process. Another piece of evidence supporting the configuration in (14) comes from Maltese Arabic. Like MA, negation in Maltese Arabic is expressed through the circumfix ma- -x5, as illustrated in (17):</text:p>
      <text:list text:style-name="L33">
        <text:list-item>
  </text:list-item>
      </text:list>
      <text:list text:style-name="L34">
        <text:list-item>
          <text:p text:style-name="P34">smajt l-istorja Kolha heard-1sg the-sotry all</text:p>
        </text:list-item>
      </text:list>
      <text:p text:style-name="First_20_paragraph">‘I heard the whole strory’</text:p>
      <text:p text:style-name="Text_20_body">5 The vowel <text:span text:style-name="T1">a</text:span> is deleted when it is followed by a round vowel, as shown in (18-19) below.</text:p>
      <text:list text:style-name="L35">
        <text:list-item>
          <text:p text:style-name="P35">ma-smajt-x l-istorja kolha NEG-heard-NEG the-story all ‘I didn’t hear the whole story’</text:p>
        </text:list-item>
      </text:list>
      <text:p text:style-name="First_20_paragraph">(Borg and Azzopardi-Alexander, 1997: 88)</text:p>
      <text:p text:style-name="Text_20_body">Furthermore, in the absence of a finite auxiliary verb, negation is realized by the negative circumfix ma-…-x along with the pronominal -<text:span text:style-name="T1">hu-</text:span>. As argued in Benmamoun (2000: 79), this pronominal clitic carries the third masculine singular features. This feature is often associated with the expletive pronoun in Arabic.</text:p>
      <text:list text:style-name="L36">
        <text:list-item>
          <text:p text:style-name="P36">m-hu-x se jmur id-dar</text:p>
        </text:list-item>
      </text:list>
      <text:p text:style-name="First_20_paragraph">NEG fut. goes-3ms the-house ‘He isn’t going to go home’</text:p>
      <text:p text:style-name="Text_20_body">Interestingly, in the absence of an auxiliary verb the discontinuous negative morpheme merges with the expletive, as illustrated in (19):</text:p>
      <text:list text:style-name="L37">
        <text:list-item>
          <text:p text:style-name="P37">m-hawn-x hafna traffiku fit-triq</text:p>
        </text:list-item>
      </text:list>
      <text:p text:style-name="First_20_paragraph">NEG-here-NEG much traffic in-the-road ‘There isn’t a lot of traffic in the road’</text:p>
      <text:p text:style-name="Text_20_body">The facts in (18) and (19) follow if one assumes that T is not present. This allows the negative morpheme to freely merge with the pronominal <text:span text:style-name="T1">-hu-</text:span> in (18) and the expletive in (19). Another piece of evidence supporting our claim comes from the co-occurrence restriction that holds between <text:span text:style-name="T1">laysa</text:span> and the auxiliary <text:span text:style-name="T1">kaan</text:span>, as the ungrammaticality of the examples in (20-c) and (20-e) show.</text:p>
      <text:list text:style-name="L38">
        <text:list-item>
          <text:list>
            <text:list-item>
              <text:p text:style-name="P38">kaan-at Hind-un mariiDat-an</text:p>
            </text:list-item>
          </text:list>
        </text:list-item>
      </text:list>
      <text:p text:style-name="First_20_paragraph">AUX-PAST-3fs Hind-NOM sick-ACC ‘Hind was sick’</text:p>
      <text:list text:style-name="L39">
        <text:list-item>
          <text:p text:style-name="P39">lays-at Hind-un mariiDat-an NEG-3fs Hind-NOM sick-ACC ‘Hind is not sick’</text:p>
        </text:list-item>
        <text:list-item>
          <text:p text:style-name="P39">*lays-at kaan-at Hind-un mariiDat-an</text:p>
        </text:list-item>
      </text:list>
      <text:p text:style-name="First_20_paragraph">NEG-3fs AUX-PAST-3fs Hind-NOM sick-ACC</text:p>
      <text:list text:style-name="L40">
        <text:list-item>
          <text:p text:style-name="P40">Hind-un lam ta-kun mariiDat-an</text:p>
        </text:list-item>
      </text:list>
      <text:p text:style-name="First_20_paragraph">Hind-NOM NEG-Past 3fs-AUX sick-ACC ‘Hind wasn’t sick’</text:p>
      <text:list text:style-name="L41">
        <text:list-item>
          <text:p text:style-name="P41">*Hind-un laysat ta-kun mariiDat-an</text:p>
        </text:list-item>
      </text:list>
      <text:p text:style-name="First_20_paragraph">Hind-NOM NEG-3fs 3fs-AUX sick-ACC</text:p>
      <text:p text:style-name="Text_20_body">In much the same way, in the past tense, <text:span text:style-name="T1">laysa</text:span> is blocked by <text:span text:style-name="T1">lam</text:span>, as shown in (21) below:</text:p>
      <text:list text:style-name="L42">
        <text:list-item>
          <text:p text:style-name="P42">lam ta-kun fii l-bayt-i</text:p>
        </text:list-item>
      </text:list>
      <text:p text:style-name="First_20_paragraph">NEG-Past 3fs-AUX the-house-GEN ‘She wasn’t home’</text:p>
      <text:p text:style-name="Text_20_body">Similarly, <text:span text:style-name="T1">laa</text:span> and its variants cannot occur in verbless sentences (Fassi-Fehri, 1993:164):</text:p>
      <text:list text:style-name="L43">
        <text:list-item>
          <text:p text:style-name="P43">*laa/*lan/*lam fii l-bayti</text:p>
        </text:list-item>
      </text:list>
      <text:p text:style-name="First_20_paragraph">NEG/NEG-Fut/NEG-Past in the-house-GEN</text:p>
      <text:p text:style-name="Text_20_body">In view of these facts, it is tempting to argue that Neg transfers ø-features to T, and only then does T, being active, probe the subject. As for tense, two analyses are conceivable, the first of which is where Neg can be said to keep tense. Hence, no tense-sharing relation with T applies. The second analysis is to argue that Neg shares tense with T6. As a matter of fact, the first analysis seems more plausible than the second one, for the evident reason that, in the presence of a negative element, the verb appears in the imperfective morphology (23-b); otherwise the verb is morphologically marked as perfective (23-a). This suggests the failure of the tense-sharing process.</text:p>
      <text:list text:style-name="L44">
        <text:list-item>
          <text:list>
            <text:list-item>
              <text:p text:style-name="P44">xaraʒ-a Zayd-un l-baariħat-a</text:p>
            </text:list-item>
          </text:list>
        </text:list-item>
      </text:list>
      <text:p text:style-name="First_20_paragraph">went-out-3ms Zayd-Nom the-yesterday-ACC ‘Zayd went out yesterday’</text:p>
      <text:list text:style-name="L45">
        <text:list-item>
          <text:p text:style-name="P45">lam ya-xruʒ Zayd-un l-baariħat-a</text:p>
        </text:list-item>
      </text:list>
      <text:p text:style-name="First_20_paragraph">NEG-Past 3m-went out Zayd-Nom the-yesterday-ACC ‘Zayd didn’t go out yesterday’</text:p>
      <text:p text:style-name="Text_20_body">6 Ouali (2010, 2013) argues that there are three logical possibilities implied in the Feature-Inheritance model. These are DONATE, KEEP, and SHARE.</text:p>
      <text:p text:style-name="Text_20_body">The fact that Neg transfers its features to T is supported by Ouali’s (2011) <text:span text:style-name="T1">C-to-Neg-to-T ø-Feature Transfer</text:span>, stated as follows:</text:p>
      <text:h text:style-name="Heading_20_2" text:outline-level="2"><text:bookmark-start text:name="c-to-neg-to-t-ø-features-transfer"/>C-to-Neg-to-T ø-Features Transfer<text:bookmark-end text:name="c-to-neg-to-t-ø-features-transfer"/></text:h>
      <text:p text:style-name="First_20_paragraph">C transfers its ø-features to T via Neg</text:p>
      <text:p text:style-name="Text_20_body">(Ouali, 2011: 33)</text:p>
      <text:p text:style-name="Text_20_body">To illustrate with a concrete example, Tashlhit Amazigh realizes negation through a preverbal morpheme <text:span text:style-name="T1">ur</text:span> and the epenthetic vowel <text:span text:style-name="T1">i</text:span> (Ouali, 2011; Bensoukas, 2015).</text:p>
      <text:list text:style-name="L46">
        <text:list-item>
          <text:list>
            <text:list-item>
              <text:p text:style-name="P46">idd<text:span text:style-name="T2">a</text:span> Hicham left-3ms. Hicham ‘Hicham left’</text:p>
            </text:list-item>
            <text:list-item>
              <text:p text:style-name="P46">ur idd<text:span text:style-name="T2">i</text:span> Hicham</text:p>
            </text:list-item>
          </text:list>
        </text:list-item>
      </text:list>
      <text:p text:style-name="First_20_paragraph">NEG left-3ms.NEG Hicham ‘Hicham didn’t leave’</text:p>
      <text:p text:style-name="Text_20_body">Ouali (2011) proposes that the negative morphology on the verb in (25-b) is a remnant of the <text:span text:style-name="T1">C-to-Neg-to-T ø-Feature Transfer</text:span>7<text:span text:style-name="T1">.</text:span> On the basis of these facts, the feature transfer process is obtained as follows:</text:p>
      <text:list text:style-name="L47">
        <text:list-item>
  </text:list-item>
      </text:list>
      <text:p text:style-name="First_20_paragraph"> </text:p>
      <text:p text:style-name="Text_20_body">In the absence of an intervening head, in this case Neg, Subject-verb agreement holds perfectly, as C transfers its ø-features directly to T. Thus, when T is projected, the Subject-Neg agreement does not hold. This is the case in verbal constructions in examples (2) above, repeated below for convenience:</text:p>
      <text:p text:style-name="Text_20_body">7 Negation in Moroccan Amazigh is much more complex than the facts presented here. See Ouali (2011) and Bensoukas (2015) and the references cited therein.</text:p>
      <text:list text:style-name="L48">
        <text:list-item>
          <text:list>
            <text:list-item>
              <text:p text:style-name="P48">Zayd-un laa yu-ħibb-u l-ʔaflaam-a</text:p>
            </text:list-item>
          </text:list>
        </text:list-item>
      </text:list>
      <text:p text:style-name="First_20_paragraph">Zayd-Nom NEG-Present 3m-write-IMP-3ms the-movies-Acc ‘Zayd doesn’t like movies’</text:p>
      <text:list text:style-name="L49">
        <text:list-item>
          <text:p text:style-name="P49">lam ya-xruʒ Zayd-un l-baariħata</text:p>
        </text:list-item>
      </text:list>
      <text:p text:style-name="First_20_paragraph">NEG-Past 3m-went out Zayd-Nom the-yesterday ‘Zayd didn’t go out yesterday’</text:p>
      <text:list text:style-name="L50">
        <text:list-item>
          <text:p text:style-name="P50">lan ya-xruʒ Zayd-un ɣadan</text:p>
        </text:list-item>
      </text:list>
      <text:p text:style-name="First_20_paragraph">Neg-Future 3ms-went out Zayd-Nom tomorrow ‘Zayd won’t go out tomorrow’</text:p>
      <text:h text:style-name="Heading_20_2" text:outline-level="2"><text:bookmark-start text:name="negation-and-adjacency-requirement"/>Negation and Adjacency Requirement<text:bookmark-end text:name="negation-and-adjacency-requirement"/></text:h>
      <text:p text:style-name="First_20_paragraph">It has been observed that the distribution of negation in SA displays a strict adjacency requirement, according to which <text:span text:style-name="T1">laa</text:span> and its variant must be adjacent to the verb (Fassi Fehri, 1993; Benmamoun, 2000); otherwise, ungrammaticality ensues, as shown in (28-b).</text:p>
      <text:list text:style-name="L51">
        <text:list-item>
          <text:list>
            <text:list-item>
              <text:p text:style-name="P51">lan ya-ʔti-ya <text:span text:style-name="T2">Zayd-un</text:span></text:p>
            </text:list-item>
          </text:list>
        </text:list-item>
      </text:list>
      <text:p text:style-name="First_20_paragraph">NEG-Future 3ms-come Zayd-NOM ‘Zayd won’t come’</text:p>
      <text:list text:style-name="L52">
        <text:list-item>
          <text:p text:style-name="P52">*lan <text:span text:style-name="T2">Zayd-un</text:span> ya-ʔti-ya</text:p>
        </text:list-item>
      </text:list>
      <text:p text:style-name="First_20_paragraph">NEG-Future Zayd-NOM3ms-come</text:p>
      <text:p text:style-name="Text_20_body"><text:span text:style-name="T1">laysa</text:span>, on the other hand, does not observe such requirement, as shown by the fact that the subject can intervene between the negative and the verb.</text:p>
      <text:list text:style-name="L53">
        <text:list-item>
          <text:list>
            <text:list-item>
              <text:p text:style-name="P53"><text:span text:style-name="T2">Zayd-un</text:span> laysa maRiiD-an</text:p>
            </text:list-item>
          </text:list>
        </text:list-item>
      </text:list>
      <text:p text:style-name="First_20_paragraph">Zayd-NOM NEG-3ms sick-ACC ‘Zayd isn’t sick’</text:p>
      <text:list text:style-name="L54">
        <text:list-item>
          <text:p text:style-name="P54">laysa <text:span text:style-name="T2">Zayd-un</text:span> maRiiD-an</text:p>
        </text:list-item>
      </text:list>
      <text:p text:style-name="First_20_paragraph">NEG-3ms Zayd-NOM sick-ACC ‘Zayd isn’t sick’</text:p>
      <text:p text:style-name="Text_20_body">In this study, the adjacency requirement is explained on the basis of the syntactic configuration in (30). In particular, when T is present the verb must move to check the [V] feature of tense (Benmamoun, 2000). This explains why the two lexical heads, Neg and V, are adjacent, forming a complex head. This is made clear in the following tree diagram:</text:p>
      <text:list text:style-name="L55">
        <text:list-item>
  </text:list-item>
      </text:list>
      <text:p text:style-name="First_20_paragraph"> </text:p>
      <text:p text:style-name="Text_20_body">In the absence of T in a non-verbal context, however, no such a requirement is instigated, thus accounting for (28). Before closing this section, it has been pointed out by Benmamoun (2000), building on Moutaouakil (1993), that <text:span text:style-name="T1">laysa</text:span> appears in verbal contexts as well, as indicated by the grammaticality of the following sentence:</text:p>
      <text:list text:style-name="L56">
        <text:list-item>
          <text:p text:style-name="P56">las-tu ʔa-drii</text:p>
        </text:list-item>
      </text:list>
      <text:p text:style-name="First_20_paragraph">NEG-3ms 3ms-know ‘I don’t know’</text:p>
      <text:p text:style-name="Text_20_body">This being the case, however, this does not seem to undermine our thesis that <text:span text:style-name="T1">laysa</text:span> appears in a clause structure where TP is not projected. There is supporting evidence that the verb in the imperfective form does not move to T. This is evident from the ungrammaticality of the periphrastic causative sentence in (32-b), where the verb movement in the embedded clause is not possible (see Loutfi, 2017 for an analysis).</text:p>
      <text:list text:style-name="L57">
        <text:list-item>
          <text:list>
            <text:list-item>
              <text:p text:style-name="P57">ʒaʕal-a Zayd-un l-bint-a ta-rqusu</text:p>
            </text:list-item>
          </text:list>
        </text:list-item>
      </text:list>
      <text:p text:style-name="First_20_paragraph">made-3ms Zayd-NOM the-girl-ACC 3fs-dance ‘Zayd made the girl dance’</text:p>
      <text:list text:style-name="L58">
        <text:list-item>
          <text:p text:style-name="P58">*ʒaʕal-a Zayd-un ta-rqusu l-bint-a</text:p>
        </text:list-item>
      </text:list>
      <text:p text:style-name="First_20_paragraph">made-3ms Zayd-NOM the-girl-ACC 3fs-dance ‘Zayd made the girl dance’</text:p>
      <text:p text:style-name="Text_20_body">The idea that the verb does not move in embedded clauses is consistent with the analysis suggested in Loutfi (2017), according to which embedded clauses in periphrastic causatives do not project a TP. Instances where the verb, although appearing with imperfective morphology, undergoes verb movement to T can still be maintained if we assume the Neg head does not share tense with T.</text:p>
      <text:h text:style-name="Heading_20_2" text:outline-level="2"><text:bookmark-start text:name="the-negative-maa"/>The Negative <text:span text:style-name="T1">maa</text:span><text:bookmark-end text:name="the-negative-maa"/></text:h>
      <text:p text:style-name="First_20_paragraph">If the analysis proposed is maintained, <text:span text:style-name="T1">maa</text:span> seems to pose problems. As has been pointed out, <text:span text:style-name="T1">maa</text:span> appears in a wide range of contexts, both verbal and non-verbal, and its distribution does not seem to be restricted by tense. This is coupled with the fact that the verb negated by <text:span text:style-name="T1">maa</text:span> is conjugated according to the tense of the sentence, which means that <text:span text:style-name="T1">maa</text:span> does not block verb movement to T (Aoun <text:span text:style-name="T1">et al.</text:span> 2010).</text:p>
      <text:list text:style-name="L59">
        <text:list-item>
          <text:list>
            <text:list-item>
              <text:p text:style-name="P59">maa xaraʒ-at Hind-un</text:p>
            </text:list-item>
          </text:list>
        </text:list-item>
      </text:list>
      <text:p text:style-name="First_20_paragraph">NEG went-out-3fs Hind-Nom ‘Hind didn’t go out’</text:p>
      <text:list text:style-name="L60">
        <text:list-item>
          <text:p text:style-name="P60">maa ta-xruʒ-u Hind-un fii layl-i</text:p>
        </text:list-item>
      </text:list>
      <text:p text:style-name="First_20_paragraph">NEG 3fs-go-out’3fs Hind-Nom in night-GEN ‘Hind doesn’t go out at night’</text:p>
      <text:list text:style-name="L61">
        <text:list-item>
          <text:p text:style-name="P61">maa Sa-tu-saafir-u Zaynab-un</text:p>
        </text:list-item>
      </text:list>
      <text:p text:style-name="First_20_paragraph">NEG FUT-3fs-travel-3fs Zaynab-Nom ‘Zaynab won’t travel’</text:p>
      <text:list text:style-name="L62">
        <text:list-item>
          <text:p text:style-name="P62">maa Hind-un fii l-bayt-i</text:p>
        </text:list-item>
      </text:list>
      <text:p text:style-name="First_20_paragraph">NEG Hind-Nom in the-house-Gen ‘Hind isn’t at home’</text:p>
      <text:list text:style-name="L63">
        <text:list-item>
          <text:p text:style-name="P63">maa xaalid-un ħaziin-un NEG Khalid-Nom sad-Nom ‘Khalid isn’t sad’</text:p>
        </text:list-item>
      </text:list>
      <text:p text:style-name="First_20_paragraph">Ouhalla (1993) argues that <text:span text:style-name="T1">maa</text:span> acts as a marker of negative contrastive focus, as it contrastively focuses the whole proposition. As defined by Ouhalla (1993: 277), ‘negative focus is used to assert the falsity of a given prevailing piece of information, which can be encoded in a whole proposition (sentence), or in just a constituent of a sentence’. Assuming that this analysis is on the right track, this explains why <text:span text:style-name="T1">maa</text:span>, contrary to the other negative particles, does not</text:p>
      <text:p text:style-name="Text_20_body">participate in the Feature-Inheritance model. More precisely, <text:span text:style-name="T1">maa</text:span> is merged higher in the structure than C and T. This also explains the co-occurrence of both the discontinuous morpheme <text:span text:style-name="T1">ma-…-</text:span>ʃ and the non-discontinuous <text:span text:style-name="T1">ma</text:span>ʃ<text:span text:style-name="T1">i</text:span> in (34).</text:p>
      <text:list text:style-name="L64">
        <text:list-item>
          <text:list>
            <text:list-item>
              <text:p text:style-name="P64">maʃi ma-ʒa-ʃ</text:p>
            </text:list-item>
          </text:list>
        </text:list-item>
      </text:list>
      <text:p text:style-name="First_20_paragraph">NEG NEG-came-3ms-NEG ‘Not that he didn’t come’</text:p>
      <text:list text:style-name="L65">
        <text:list-item>
          <text:p text:style-name="P65">maʃi ma-zwin-ʃ</text:p>
        </text:list-item>
      </text:list>
      <text:p text:style-name="First_20_paragraph">NEG NEG-beautiful-3ms-NEG ‘Not that he isn’t beautiful’</text:p>
      <text:p text:style-name="Text_20_body">Similar to <text:span text:style-name="T1">maa</text:span>, <text:span text:style-name="T1">ma</text:span>ʃ<text:span text:style-name="T1">i</text:span> also acts as a focus marker, contrastively focusing the whole proposition, as <text:span text:style-name="T1">ma</text:span>ʃ<text:span text:style-name="T1">i</text:span> in (38) clearly asserts the falsity of the proposition that ‘he didn’t come’. Since <text:span text:style-name="T1">ma</text:span>ʃ<text:span text:style-name="T1">i</text:span> and the discontinuous morpheme <text:span text:style-name="T1">ma-…-</text:span>ʃ are not in complementary distribution, the two negative morphemes cannot be said to occupy the same position. This fact suggests that <text:span text:style-name="T1">ma</text:span>ʃ<text:span text:style-name="T1">i</text:span> is higher in the clause than C. Following Ouhalla (1993), <text:span text:style-name="T1">ma</text:span>ʃ<text:span text:style-name="T1">i</text:span> is similar to <text:span text:style-name="T1">maa</text:span> in that the two are the heads of the focus projection located higher than C and T. This explains why <text:span text:style-name="T1">maa</text:span> neither carries tense nor inflects for agreement. Therefore, <text:span text:style-name="T1">maa</text:span> does not block the feature sharing process.</text:p>
      <text:h text:style-name="Heading_20_2" text:outline-level="2"><text:bookmark-start text:name="negation-and-late-insertion"/>Negation and Late Insertion<text:bookmark-end text:name="negation-and-late-insertion"/></text:h>
      <text:p text:style-name="First_20_paragraph">With <text:span text:style-name="T1">laysa</text:span> and <text:span text:style-name="T1">laa</text:span> and its temporal variants instantiating different syntactic configurations, it is tempting to advance the proposal suggested in Benmamoun (2000), according to which there is one single negative element. With the exception of <text:span text:style-name="T1">maa</text:span>, this proposal is also supported by the fact that the different negative particles share a common phonological form. Given our theoretical approach, we diverge from Benmamoun’s implementation of this proposal, however, proposing that their realization is governed by Late Insertion (Halle and Marantz, 1993, 1994). As shown in (59), each negative element is specified with a set of specific features that licenses its context of insertion.</text:p>
      <text:list text:style-name="L66">
        <text:list-item>
          <text:h text:style-name="Heading_20_3" text:outline-level="3"><text:bookmark-start text:name="vocabulary-items-proposed-for-negation"/><text:span text:style-name="T1">Vocabulary Items proposed for Negation</text:span><text:bookmark-end text:name="vocabulary-items-proposed-for-negation"/></text:h>
          <text:list>
            <text:list-item>
              <text:p text:style-name="P66">laa ⇔ [+V, TPresent]</text:p>
            </text:list-item>
            <text:list-item>
              <text:p text:style-name="P66">lam ⇔ [+V, TPAST]</text:p>
            </text:list-item>
            <text:list-item>
              <text:p text:style-name="P66">lan ⇔ [+V, TFUTURE]</text:p>
            </text:list-item>
            <text:list-item>
              <text:p text:style-name="P66">laysa ⇔ [+V, +N]</text:p>
            </text:list-item>
            <text:list-item>
              <text:p text:style-name="P66">maa ⇔ [Focus]</text:p>
            </text:list-item>
          </text:list>
        </text:list-item>
      </text:list>
      <text:h text:style-name="Heading_20_1" text:outline-level="1"><text:bookmark-start text:name="conclusion"/>Conclusion<text:bookmark-end text:name="conclusion"/></text:h>
      <text:p text:style-name="First_20_paragraph">The locus of interest of this paper has been to explain the seemingly disparate range of empirical facts displayed by the negative elements in SA. These are the Subject-Neg agreement triggered by <text:span text:style-name="T1">laysa</text:span> and the temporal interpretation associated with <text:span text:style-name="T1">lan</text:span> and <text:span text:style-name="T1">lam</text:span>. It has been demonstrated that these behaviors are unified under the Feature Inheritance system suggested in Chomsky (2004, 2005), whereby T inherits its tense and ø-features from C. The advantages of this system are twofold. First, it has been shown that the Subject-Neg agreement and the tense encoded by <text:span text:style-name="T1">lan</text:span> and <text:span text:style-name="T1">lam</text:span> are not coincidental, but the result of the mechanism Agree, thereby unifying these two seemingly unrelated phenomena. Second, it has been demonstrated that the <text:span text:style-name="T1">High-Neg</text:span> analysi<text:span text:style-name="T1">s</text:span> proves more explanatory than the <text:span text:style-name="T1">Low-Neg</text:span> approach.</text:p>
      <text:p text:style-name="Text_20_body">Furthermore, an adequate and unified analysis of the adjacency requirement on the verb and the negative <text:span text:style-name="T1">laa</text:span> and its temporal variants has been provided. As opposed to Benmamoun (2000), I have shown that the adjacency requirement (or its lack thereof) boils down to the (un)- availability of movement of the verb to T. In non-verbless sentences, where T was argued not to be projected, such a requirement is not observed. This analysis straightforwardly captures the generalization that <text:span text:style-name="T1">laa</text:span> and its variants always requires the presence of a verbal head. Granted that the analysis proposed herein is on the right track, the feature inheritance approach to agreement would have several implications on the realizations of agreement and case in SA, an issue we leave to future research.</text:p>
      <text:h text:style-name="Heading_20_1" text:outline-level="1"><text:bookmark-start text:name="references"/>References<text:bookmark-end text:name="references"/></text:h>
      <text:p text:style-name="First_20_paragraph">Aoun, J. Benmamoun, E. and Choueiri, L. (2010). <text:span text:style-name="T1">The Syntax of Arabic</text:span>. Cambridge: Cambridge University Press.</text:p>
      <text:p text:style-name="Text_20_body">Benmamoun, A. (1992). <text:span text:style-name="T1">Functional and Inflectional Morphology: Problems of Projection, Representation and Derivation</text:span>. Ph.D. Dissertation, University of Southern California, Los Angeles.</text:p>
      <text:p text:style-name="Text_20_body">Benmamoun, A. (2000). <text:span text:style-name="T1">The Feature Structure of Functional Categories: A Comparative Study of Arabic Dialects</text:span>. Oxford University Press.</text:p>
      <text:p text:style-name="Text_20_body">Benmamoun, A. Abunasser, M. Al-Sabbagh, R. Bidaoui, A. Shalash, D. (2013). The Location of Sentential Negation in Arabic Varieties. <text:span text:style-name="T1">Brill’s Annual of Afroasiatic Languages and Linguistics</text:span> (5) 83-116.</text:p>
      <text:p text:style-name="Text_20_body">Bensoukas, K. (2015). Amazigh Negative Verb Morphology: How Far Does the Variation Go?. <text:span text:style-name="T1">Brill’s Journal of Afroasiatic Languages and Linguistics</text:span> (7) 211-278.</text:p>
      <text:p text:style-name="Text_20_body">Borg, A. and Azzopardi-Alexander, M. (1997). <text:span text:style-name="T1">Maltese</text:span>. Routledge, London. Chomsky, N. (1995). <text:span text:style-name="T1">The Minimalist Program</text:span>. Cambridge, MA: The MIT Press.</text:p>
      <text:p text:style-name="Text_20_body">Chomsky, N. (2004). Beyond Explanatory Adequacy. In <text:span text:style-name="T1">Structures and Beyond</text:span>, A. Belletti (Ed.), 104–131. Oxford: Oxford University Press.</text:p>
      <text:p text:style-name="Text_20_body">Chomsky, N. (2005). Three Factors in Language Design. <text:span text:style-name="T1">Linguistic Inquiry</text:span> 36: 1-22.</text:p>
      <text:p text:style-name="Text_20_body">Fassi-Fehri, A. (1993). <text:span text:style-name="T1">Issues in the Structure of Arabic Clauses and Words</text:span>. Dordrecht, Kluwer.</text:p>
      <text:p text:style-name="Text_20_body">Halle, M. and Marantz, A. (1993). Distributed Morphology and the Pieces of Inflection. In <text:span text:style-name="T1">The View from Building 20: Essays in Honor of Sylvain Bromberger</text:span>, K. Hale and S.J. Keyser (Eds), 111-176. Cambridge MA: MIT Press.</text:p>
      <text:p text:style-name="Text_20_body">Halle, M. and Marantz, A. (1994). Some Key Pieces of Distributed Morphology. In <text:span text:style-name="T1">Papers on Phonology and Morphology [MIT Working Papers in Linguistics 21]</text:span>, A. Carnie, H. Harley and T. Bures (Eds), 275-288. Cambridge, MA: Department of Linguistics, MIT.</text:p>
      <text:p text:style-name="Text_20_body">Loutfi, A. (2017). <text:span text:style-name="T1">Aspects of the Clause Structure and Word Formation in Arabic: A Distributed Morphology Analysis</text:span>. Doctoral Dissertation, Mohammed V University, Faculty of Letters, Rabat.</text:p>
      <text:p text:style-name="Text_20_body">McFadden, T. (2004). <text:span text:style-name="T1">The Position of Morphological Case in the Derivation: a Study on the Syntax-Morphology Interface</text:span>. PhD dissertation, University of Pennsylvania, Philadelphia, PA.</text:p>
      <text:p text:style-name="Text_20_body">Mohammed, M. (2000). <text:span text:style-name="T1">Word Order, Agreement and Pronominalization in Standard and Palestinian Arabic</text:span>. Amsterdam: John Benjamins.</text:p>
      <text:p text:style-name="Text_20_body">Ouali, H. (2011). <text:span text:style-name="T1">Agreement, Pronominal Clitics, and Negation in Tamazight Berber</text:span>. Continuum: Bloomsbury Studies in Theoretical Linguistics</text:p>
      <text:p text:style-name="Text_20_body">Ouhalla, J. (1993). Negation, Focus and Tense: The Arabic maa and laa. <text:span text:style-name="T1">Rivista di Linguistica</text:span></text:p>
      <text:p text:style-name="Text_20_body">5: 275–300.</text:p>
      <text:p text:style-name="Text_20_body">Ouhalla, J. (2002). The Structure and Logical Form of Negative Sentences in Arabic. In <text:span text:style-name="T1">Themes in Arabic and Hebrew Syntax</text:span>, J. Ouhalla and U. Shlonsky (Eds), 299-320. Dordrecht: Kluwer.</text:p>
      <text:p text:style-name="Text_20_body">Richards, N. (2007). On Feature Inheritance: An Argument from the Phase Impenetrability Condition. <text:span text:style-name="T1">Linguistic inquiry</text:span> 38: 563-572.</text:p>
      <text:p text:style-name="Text_20_body">Shlonsky, Ur. (1997). <text:span text:style-name="T1">Clause structure and Word Order in Hebrew and Arabic: An Essay in Comparative Semitic syntax</text:span>. New York: Oxford University Press.</text:p>
      <text:p text:style-name="Text_20_body">Soltan, U. (2006). Standard Arabic Subject-verb Agreement Asymmetry Revisited in an Agree-based Minimalist Syntax. In <text:span text:style-name="T1">Agreement Systems,</text:span> C. Boeckx, (Ed.), 238–265. Amsterdam: John Benjamins.</text:p>
      <text:p text:style-name="Text_20_body">Soltan, U. (2011). On Issues of Arabic Syntax: An Essay in Syntactic Argumentation. <text:span text:style-name="T1">Brill’s Annual of Afroasiatic Languages and Linguistics</text:span> (3) 236–280.</text:p>
      <text:p text:style-name="Text_20_body">Travis, L. (1984). <text:span text:style-name="T1">Parameters and Effects of Word Order Variation</text:span>. MIT PhD disser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g"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g"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Negation in Modern Standard Arabic: tense and agreement</dc:title>
    <dc:description/>
    <dc:subject/>
    <meta:keyword/>
    <dc:language>eng</dc:language>
    <meta:initial-creator/>
    <dc:creator/>
    <meta:creation-date>2020-05-24T13:21:09Z</meta:creation-date>
    <dc:date>2020-05-24T13:21:09Z</dc:date>
    <meta:user-defined meta:name="date" meta:value-type="string">2017-12-01</meta:user-defined>
    <meta:user-defined meta:name="image" meta:value-type="string">https://seveleu.com/assets/img/valo%C5%A1kahor.png</meta:user-defined>
    <meta:user-defined meta:name="layout" meta:value-type="string">page</meta:user-defined>
    <meta:user-defined meta:name="published" meta:value-type="string">True</meta:user-defined>
    <meta:user-defined meta:name="publisher" meta:value-type="string">Maxime Seveleu-Dubrovnik</meta:user-defined>
    <meta:user-defined meta:name="ref" meta:value-type="string">negationMSA</meta:user-defined>
    <meta:user-defined meta:name="seo" meta:value-type="string"/>
    <meta:user-defined meta:name="tag" meta:value-type="string">semitic-syntax-morpho</meta:user-defined>
  </office:meta>
</office:document-meta>
</file>